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IJNHHA+Tahoma" svg:font-family="IJNHHA+Tahoma, Tahoma" style:font-family-generic="swiss"/>
    <style:font-face style:name="Courier 10 Pitch" svg:font-family="'Courier 10 Pitch'" style:font-pitch="fixed"/>
    <style:font-face style:name="Courier 10 Pitch1" svg:font-family="'Courier 10 Pitch'" style:font-pitch="variable"/>
    <style:font-face style:name="Liberation Serif1" svg:font-family="'Liberation Serif'" style:font-pitch="variable"/>
    <style:font-face style:name="Lohit Hindi" svg:font-family="'Lohit Hindi'" style:font-pitch="variable"/>
    <style:font-face style:name="WenQuanYi Micro Hei" svg:font-family="'WenQuanYi Micro Hei'" style:font-pitch="variable"/>
    <style:font-face style:name="Cambria" svg:font-family="Cambri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font-size-asian="11pt" style:font-size-complex="11pt"/>
    </style:style>
    <style:style style:name="P2"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color="#000000" style:font-name="Century Schoolbook L" fo:font-size="11pt" style:font-size-asian="11pt" style:language-asian="fr" style:country-asian="FR" style:font-name-complex="Cambria" style:font-size-complex="11pt" style:language-complex="ar" style:country-complex="SA"/>
    </style:style>
    <style:style style:name="P3"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font-size-asian="11pt" style:language-asian="fr" style:country-asian="FR" style:font-name-complex="IJNHHA+Tahoma" style:font-size-complex="11pt" style:language-complex="ar" style:country-complex="SA"/>
    </style:style>
    <style:style style:name="P4"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text-underline-style="solid" style:text-underline-width="auto" style:text-underline-color="font-color" style:font-size-asian="11pt" style:font-size-complex="11pt"/>
    </style:style>
    <style:style style:name="P5"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fo:language="fr" fo:country="FR" style:font-size-asian="11pt" style:font-size-complex="11pt"/>
    </style:style>
    <style:style style:name="P6"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fo:font-weight="bold" style:font-size-asian="11pt" style:font-weight-asian="bold" style:font-size-complex="11pt" style:font-weight-complex="bold"/>
    </style:style>
    <style:style style:name="P7" style:family="paragraph" style:parent-style-name="Standard">
      <style:paragraph-properties fo:margin-left="0cm" fo:margin-right="0cm" fo:margin-top="0cm" fo:margin-bottom="0cm" fo:line-height="150%" fo:text-align="justify" style:justify-single-word="false" fo:text-indent="0cm" style:auto-text-indent="false"/>
      <style:text-properties style:font-name="Century Schoolbook L" fo:font-size="11pt" style:font-size-asian="11pt" style:font-size-complex="11pt"/>
    </style:style>
    <style:style style:name="P8"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font-size-asian="11pt" style:font-size-complex="11pt"/>
    </style:style>
    <style:style style:name="P9"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text-underline-style="solid" style:text-underline-width="auto" style:text-underline-color="font-color" style:font-size-asian="11pt" style:font-size-complex="11pt"/>
    </style:style>
    <style:style style:name="P10" style:family="paragraph" style:parent-style-name="Text_20_body">
      <style:paragraph-properties fo:margin-top="0cm" fo:margin-bottom="0cm" fo:line-height="150%" fo:text-align="justify" style:justify-single-word="false"/>
      <style:text-properties fo:color="#000000" style:font-name="Century Schoolbook L" fo:font-size="11pt" style:font-size-asian="11pt" style:font-size-complex="11pt"/>
    </style:style>
    <style:style style:name="P11"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text-underline-style="solid" style:text-underline-width="auto" style:text-underline-color="font-color" style:font-size-asian="11pt" style:font-size-complex="11pt"/>
    </style:style>
    <style:style style:name="P12"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Century Schoolbook L" fo:font-size="11pt" fo:font-style="normal" fo:font-weight="normal" style:font-name-asian="Courier 10 Pitch" style:font-size-asian="9.60000038146973pt" style:font-style-asian="normal" style:font-weight-asian="normal" style:font-name-complex="Courier 10 Pitch" style:font-size-complex="11pt" style:font-style-complex="normal" style:font-weight-complex="normal"/>
    </style:style>
    <style:style style:name="P13" style:family="paragraph" style:parent-style-name="Standard" style:list-style-name="L3">
      <style:paragraph-properties fo:margin-top="0cm" fo:margin-bottom="0cm" fo:line-height="150%" fo:text-align="justify" style:justify-single-word="false"/>
      <style:text-properties fo:color="#000000" style:font-name="Century Schoolbook L" fo:font-size="11pt" style:text-underline-style="none" style:font-size-asian="11pt" style:font-size-complex="11pt"/>
    </style:style>
    <style:style style:name="P14" style:family="paragraph" style:parent-style-name="Text_20_body" style:list-style-name="L1">
      <style:paragraph-properties fo:margin-top="0cm" fo:margin-bottom="0cm" fo:line-height="150%" fo:text-align="justify" style:justify-single-word="false"/>
      <style:text-properties fo:color="#000000" style:font-name="Century Schoolbook L" fo:font-size="11pt" style:font-size-asian="11pt" style:font-size-complex="11pt"/>
    </style:style>
    <style:style style:name="P15" style:family="paragraph" style:parent-style-name="Text_20_body" style:list-style-name="L2">
      <style:paragraph-properties fo:margin-top="0cm" fo:margin-bottom="0cm" fo:line-height="150%" fo:text-align="justify" style:justify-single-word="false"/>
      <style:text-properties fo:color="#000000" style:font-name="Century Schoolbook L" fo:font-size="11pt" style:font-size-asian="11pt" style:font-size-complex="11pt"/>
    </style:style>
    <style:style style:name="P16" style:family="paragraph" style:parent-style-name="Text_20_body" style:list-style-name="L1">
      <style:paragraph-properties fo:margin-left="0cm" fo:margin-right="0cm" fo:margin-top="0cm" fo:margin-bottom="0cm" fo:line-height="150%" fo:text-align="justify" style:justify-single-word="false" fo:text-indent="0cm" style:auto-text-indent="false"/>
      <style:text-properties fo:color="#000000" style:font-name="Century Schoolbook L" fo:font-size="11pt" style:font-size-asian="11pt" style:font-size-complex="11pt"/>
    </style:style>
    <style:style style:name="P17" style:family="paragraph">
      <style:paragraph-properties fo:text-align="start"/>
    </style:style>
    <style:style style:name="P18" style:family="paragraph">
      <style:paragraph-properties fo:text-align="start"/>
      <style:text-properties style:font-name="Courier 10 Pitch"/>
    </style:style>
    <style:style style:name="P19" style:family="paragraph">
      <style:paragraph-properties fo:text-align="start"/>
      <style:text-properties style:font-name="Courier 10 Pitch" fo:font-size="9pt" style:font-size-asian="9pt" style:font-size-complex="9pt"/>
    </style:style>
    <style:style style:name="P20" style:family="paragraph">
      <style:paragraph-properties fo:text-align="center"/>
    </style:style>
    <style:style style:name="T1" style:family="text">
      <style:text-properties style:font-name="Century Schoolbook L"/>
    </style:style>
    <style:style style:name="T2" style:family="text">
      <style:text-properties style:font-name="Century Schoolbook L" style:language-asian="fr" style:country-asian="FR" style:font-name-complex="IJNHHA+Tahoma" style:language-complex="ar" style:country-complex="SA"/>
    </style:style>
    <style:style style:name="T3" style:family="text">
      <style:text-properties style:font-name="Century Schoolbook L" fo:font-size="12pt" fo:font-style="normal" fo:font-weight="normal" style:font-name-asian="Courier 10 Pitch" style:font-size-asian="9.60000038146973pt" style:font-style-asian="normal" style:font-weight-asian="normal" style:font-name-complex="Courier 10 Pitch" style:font-size-complex="12pt" style:font-style-complex="normal" style:font-weight-complex="normal"/>
    </style:style>
    <style:style style:name="T4" style:family="text">
      <style:text-properties style:font-name-complex="IJNHHA+Tahoma"/>
    </style:style>
    <style:style style:name="T5" style:family="text">
      <style:text-properties style:language-asian="fr" style:country-asian="FR" style:font-name-complex="IJNHHA+Tahoma" style:language-complex="ar" style:country-complex="SA"/>
    </style:style>
    <style:style style:name="T6" style:family="text">
      <style:text-properties fo:color="#000000"/>
    </style:style>
    <style:style style:name="T7" style:family="text">
      <style:text-properties fo:color="#000000" style:font-name="Century Schoolbook L" fo:font-size="12pt" fo:font-style="normal" fo:font-weight="normal" style:font-name-asian="Courier 10 Pitch" style:font-size-asian="9.60000038146973pt" style:font-style-asian="normal" style:font-weight-asian="normal" style:font-name-complex="Courier 10 Pitch" style:font-size-complex="12pt" style:font-style-complex="normal" style:font-weight-complex="normal"/>
    </style:style>
    <style:style style:name="T8" style:family="text">
      <style:text-properties fo:color="#000000" style:font-name="Century Schoolbook L" fo:font-style="normal" fo:font-weight="normal" style:font-name-asian="Courier 10 Pitch" style:font-size-asian="9.60000038146973pt" style:font-style-asian="normal" style:font-weight-asian="normal" style:font-name-complex="Courier 10 Pitch" style:font-style-complex="normal" style:font-weight-complex="normal"/>
    </style:style>
    <style:style style:name="T9" style:family="text">
      <style:text-properties fo:language="fr" fo:country="FR"/>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Courier 10 Pitch" fo:font-size="12pt" fo:font-style="normal" fo:font-weight="normal" style:font-name-asian="Courier 10 Pitch" style:font-size-asian="12pt" style:font-style-asian="normal" style:font-weight-asian="normal" style:font-name-complex="Courier 10 Pitch" style:font-size-complex="12pt" style:font-style-complex="normal" style:font-weight-complex="normal"/>
    </style:style>
    <style:style style:name="T13" style:family="text">
      <style:text-properties style:font-name="Courier 10 Pitch"/>
    </style:style>
    <style:style style:name="T14" style:family="text">
      <style:text-properties style:font-name="Courier 10 Pitch" fo:font-size="8pt" style:font-size-asian="8pt" style:font-size-complex="8pt"/>
    </style:style>
    <style:style style:name="T15" style:family="text">
      <style:text-properties style:font-name="Courier 10 Pitch" fo:font-size="9pt" style:font-size-asian="9pt" style:font-size-complex="9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text:p>
      <text:p text:style-name="P1"/>
      <text:p text:style-name="P1"><text:tab/>Un besoin majeur pour maîtriser la fusion nucléaire dans des réacteurs comme ITER est de comprendre les mécanismes qui influent sur le confinement de la chaleur au sein du plasma où a lieu la fusion. Gysela5D (5D GYrokinetic SEmi-LAgrangian code for fusion plasma simulation) est un code utilisé pour simuler les instabilités qui se développent dans le plasma et ont un grand impact sur ce confinement. L’exécution de telles simulations nécessite des ressources de calcul particulièrement importantes qui ne peuvent être obtenues qu’en tirant parti du parallélisme massif des plus grands super-calculateurs disponibles.</text:p>
      <text:p text:style-name="P1"><text:tab/>Une exécution récente sur la machine Juqueen a utilisé jusqu’à 458000 cœurs de calcul en parallèle, une simulation sur la machine Jade a nécessité un mois de calcul. L’utilisation d’un tel nombre de cœurs pendant des durées de cet ordre pose des problèmes liés aux pannes. En effet, même si chaque cœur est relativement fiable, la multiplication des cœurs multiplie les risques de panne. Aujourd’hui, les plus gros calculateurs subissent une panne nécessitant le remplacement de composants jusqu’à plusieurs fois par semaine. </text:p>
      <text:p text:style-name="P1"><text:tab/>Dans ces conditions, l’exécution de grosses simulations (plusieurs jours sur plusieurs dizaines de milliers de cœurs) est quasiment assurée d’être interrompue par une panne et de ne jamais pouvoir terminer.</text:p>
      <text:p text:style-name="P1"><text:tab/><text:span text:style-name="T1">Une solution pour tolérer ces pannes consiste à sauvegarder l’état de la simulation sur disque régulièrement pour pouvoir la reprendre en cas de panne, on parle de checkpoint/restart. Cette sauvegarde pose des problèmes de performances liés à la grande taille des données à écrire (plusieurs téra-octets). L’augmentation de la taille des machines va rendre ce problème encore plus critique et le risque est de passer plus de temps à sauvegarder qu’à calculer. La bibliothèque FTI propose une approche intéressante pour accélérer cette opération en tirant parti des multiples disques SSD disponibles sur certains super-calculateurs.</text:span></text:p>
      <text:p text:style-name="P2"><text:tab/>Le sujet de mon stage est d'itegré cette bibliothèque sur le code de simulation Gy-ela5D, en rendent possible l'utilisation des anciens methodes à coté de cette nouvelle dans un interface unifié.</text:p>
      <text:p text:style-name="P2"><text:tab/>Ce document détaille les différentes étapes suivies pour la réalisation de ce projet, les résultats et les objectifs atteints jusqu'au Mi-stage.</text:p>
      <text:p text:style-name="P1"/>
      <text:p text:style-name="P1"/>
      <text:p text:style-name="P1"/>
      <text:p text:style-name="P3"><text:soft-page-break/>Remerciements</text:p>
      <text:p text:style-name="P3"/>
      <text:p text:style-name="P3"><text:tab/>Je tiens tout d'abord à remercier Monsieur Julien BIGOT, mon maitre de stage, qui m’a pris en charge, encadré, conseillé dès mon arrivée et durant toute la durée de mon stage à La Maison de la Simulation.</text:p>
      <text:p text:style-name="P3"/>
      <text:p text:style-name="P1"><text:span text:style-name="T5"><text:tab/>Je remercie également mon tuteur interne, Monsieur </text:span><text:span text:style-name="T4">Thierry GARCIA</text:span><text:span text:style-name="T5">, chef du département informatique à l’ISTY qui a suivi le déroulement de mon travail et m’a aidé à avoir une vision plus large de mon sujet. </text:span></text:p>
      <text:p text:style-name="P3"/>
      <text:p text:style-name="P3"><text:tab/>Je tiens à remercier l’ensemble des membres à La Maison de la Simulation qui m’ont conseillé pour plusieurs éléments de mon projet, grâce à leur expérience. Et au membre du CINES pour leur collaboration et leur aides dans cette expeience.</text:p>
      <text:p text:style-name="P3"/>
      <text:p text:style-name="P3"><text:tab/>Pour finir, je voudrais remercier l’ensemble du personnel qui a permis de rendre cette période de trois mois tout à fait conviviale et enrichissant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des matières</text:p>
      <text:p text:style-name="P1"/>
      <text:p text:style-name="P1">I. Résumé</text:p>
      <text:p text:style-name="P1">II. <text:span text:style-name="T2">Remerciements</text:span></text:p>
      <text:p text:style-name="P1">III. Presentation de La Maison de la Simulation</text:p>
      <text:p text:style-name="P1"><text:tab/>1) La Maison de la Simulation</text:p>
      <text:p text:style-name="P1"><text:tab/>2) GENCI</text:p>
      <text:p text:style-name="P1"><text:tab/>3) PRACE</text:p>
      <text:p text:style-name="P1">IV. Presentation du stage</text:p>
      <text:p text:style-name="P1"><text:tab/>1) Objectif</text:p>
      <text:p text:style-name="P1"><text:tab/>2) Description détaillée du stage</text:p>
      <text:p text:style-name="P1"><text:tab/>3) Organisation</text:p>
      <text:p text:style-name="P1">V. Presentation des taches</text:p>
      <text:p text:style-name="P1"><text:tab/>1) Taches avant Mi-stage</text:p>
      <text:p text:style-name="P1"><text:tab/>2) Taches apres Mi-stage</text:p>
      <text:p text:style-name="P1">VI. Difficultés rencontrés </text:p>
      <text:p text:style-name="P1">VII. Bilan Techniques</text:p>
      <text:p text:style-name="P1">VIII. <text:s/>Conclusion</text:p>
      <text:p text:style-name="P1">IX. Utilitai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II. Presentation de l'organisme d'acceuil <text:s/></text:p>
      <text:p text:style-name="P1"/>
      <text:p text:style-name="P4">La Maison de la Simulation</text:p>
      <text:p text:style-name="P1"/>
      <text:p text:style-name="P8"><text:tab/>Avec le déploiement d’une infrastructure matérielle pour le calcul intensif, aussi bien au niveau national avec la mise en place de GENCI qu’au niveau Européen dans le cadre du projet PRACE, les chercheurs ont maintenant accès à un parc de supercalculateurs de classe mondiale. De tels supercalculateurs devraient rendre possible des avancées majeures dans les différents domaines scientifiques mais aussi contribuer à des avancées importantes ayant des conséquences en terme de compétitivité industrielle. Atteindre ces objectifs impose de disposer d’applications conçues et optimisées pour un très fort degré de parallélisme. De plus, la compréhension des masses de données produites par les grandes simulations nécessite des outils de post-traitement et de visualisation adaptés. La complexité des architectures de systèmes de la classe Petaflop/s et celles des simulations visées représentent un véritable défi. S’y attaquer impose de constituer des équipes pluridisciplinaires comprenant des informaticiens du HPC (High Performance Computing), des spécialistes du traitement numérique, des mathématiciens appliqués et des experts des domaines applicatifs visés.</text:p>
      <text:p text:style-name="P10"><text:tab/></text:p>
      <text:p text:style-name="P10"><text:tab/>Ce constat a conduit le CEA et le CNRS à créer la Maison de la Simulation dont l’objectif est de favoriser l’utilisation efficace par la communauté scientifique de ces grands équipements ainsi que la recherche dans le domaine du HPC.</text:p>
      <text:p text:style-name="P1"/>
      <text:p text:style-name="P1"><text:tab/>La Maison de la Simulation est un laboratoire regroupant cinq partenaires (CEA, CNRS, INRIA, université d’Orsay et université de Versailles – St Quentin) Sa mission est de favoriser l’utilisation efficace par la communauté scientifique des grands équipements de calcul intensif mis en œuvre, aussi bien au niveau national avec GENCI, qu’au niveau européen dans le cadre du projet PRACE. Ce laboratoire a également pour but de développer la recherche dans le domaine du calcul à haute performance (HPC).</text:p>
      <text:p text:style-name="P1"><text:s/></text:p>
      <text:p text:style-name="P1"><text:tab/>Elle favorise notamment l’émergence en France d’une communauté du calcul intensif et développe les synergies fortes entres chercheurs et ingénieurs de différentes disciplines nécessaires pour concrétiser les avancées scientifiques importantes attendues du calcul haute performance. </text:p>
      <text:p text:style-name="P1"><text:tab/></text:p>
      <text:p text:style-name="P1"><text:soft-page-break/><text:tab/>Ses initiatives sont tournées à la fois vers les communautés déjà utilisatrices des grands moyens de calcul mais également vers la recherche de nouveau champ d’applications du calcul haute performance.</text:p>
      <text:p text:style-name="P1"/>
      <text:p text:style-name="P1">Pour mener à bien ses missions, la Maison de la Simulation se développe selon trois axes :</text:p>
      <text:p text:style-name="P1"/>
      <text:p text:style-name="P1">Ø Un centre de recherche pluridisciplinaire autour de la simulation numérique qui <text:s/>regroupera :</text:p>
      <text:list xml:id="list13028238661" text:style-name="L1">
        <text:list-item>
          <text:p text:style-name="P14">Un noyau de chercheurs permanents, entourés de chercheurs accueillis sur projet pour des durées de plusieurs mois à un ou deux ans. La Maison de la simulation sera ainsi un lieu de rencontre pour les chercheurs en mathématiques appliquées, en informatique, en algorithmique et dans les différents domaines applicatifs du calcul intensif. </text:p>
        </text:list-item>
        <text:list-item>
          <text:p text:style-name="P14">Des doctorants faisant le plus souvent leur thèse en co-tutelle (MS et une université par exemple), et des post-doctorants, </text:p>
        </text:list-item>
        <text:list-item>
          <text:p text:style-name="P16">Des ingénieurs chargés de contribuer à la conception et à la réalisation d’outils numériques. </text:p>
        </text:list-item>
      </text:list>
      <text:p text:style-name="P1"/>
      <text:p text:style-name="P1">Ø Une unité de service et d’expertise ouverte sur les communautés :</text:p>
      <text:p text:style-name="P1"><text:tab/>la Maison de la Simulation dispose d’une équipe d’ingénieurs spécialistes du calcul haute performance à même de fournir une expertise et une aide aux développements applicatifs de haut niveau aux projets sélectionnés et accueillis dans ses murs. Cette expertise concerne à la fois l’algorithmique parallèle, le développement et l’optimisation des codes ainsi que la visualisation et le post-traitement des données. Le soutien à la communauté du calcul intensif se fait également à travers l’attribution de bourses doctorales (éventuellement en co-tutelle) et post-doctorales spécifiques. L’ensemble de ces activités fait l’objet d’appels d’offre réguliers à destination des communautés scientifiques.</text:p>
      <text:p text:style-name="P1"/>
      <text:p text:style-name="P1">Ø Un pôle d’enseignement et d’animation scientifique en calcul intensif :</text:p>
      <text:p text:style-name="P1"><text:tab/>La formation est indispensable afin de former des chercheurs et des ingénieurs capables d’utiliser efficacement les grands calculateurs dans l’ensemble des domaines de recherche. La Maison de la Simulation a vocation à être un acteur central et fédérateur de la formation en calcul intensif sur le plateau de Saclay et à partir de ses émanations régionales, aussi bien pour la formation initiale, en partenariat avec les Universités, que pour la <text:soft-page-break/>formation permanente. De plus, la Maison de la Simulation organise régulièrement des colloques et ateliers scientifiques. Cette action d’animation scientifique se fera en collaboration étroite avec le GDR «Calcul» du CNRS qui dispose d’un réseau de compétences bien implanté. Par ailleurs, la Maison de la Simulation apportera un soutient aux activités d’animation scientifique du nœud Ile-de-France du CECAM qui sera en partie hébergé dans ses murs.</text:p>
      <text:p text:style-name="P8"/>
      <text:p text:style-name="P9">GENCI</text:p>
      <text:p text:style-name="P8"/>
      <text:p text:style-name="P8"><text:tab/>Grand Équipement National de Calcul Intensif. C'est une société civile détenue à 50 % par l’État représenté par le Ministère de l'Enseignement supérieur et de la Recherche, 20 % par le CEA, 20 % par le CNRS et 10 % par les universités.</text:p>
      <text:p text:style-name="P8"/>
      <text:p text:style-name="P8">Créée en janvier 2007, la société GENCI a pour mission de :</text:p>
      <text:list xml:id="list384116714" text:style-name="L2">
        <text:list-item>
          <text:p text:style-name="P15">Promouvoir l’utilisation de la modélisation, de la simulation et du calcul intensif dans la recherche fondamentale et dans la recherche industrielle ;</text:p>
        </text:list-item>
        <text:list-item>
          <text:p text:style-name="P15">Promouvoir l’organisation d’un espace européen du calcul intensif et participer à ses réalisations ;</text:p>
        </text:list-item>
        <text:list-item>
          <text:p text:style-name="P15">Mettre en place et assurer la coordination des principaux équipements des grands centres nationaux civils dont elle assure le financement et dont elle est propriétaire ;</text:p>
        </text:list-item>
        <text:list-item>
          <text:p text:style-name="P15">Faire exécuter tous travaux de recherche nécessaires au développement et à l’optimisation de leurs moyens de calcul ;</text:p>
        </text:list-item>
        <text:list-item>
          <text:p text:style-name="P15">Ouvrir ses équipements à toutes les communautés scientifiques intéressées, académiques ou industrielles, nationales, européennes ou internationales.</text:p>
        </text:list-item>
      </text:list>
      <text:p text:style-name="P8"/>
      <text:p text:style-name="P8">GENCI est le représentant français au sein du projet européen PRACE. il est CHARGÉ DE LA POLITIQUE NATIONALE en ce qui concerne le calcul intensif / simulation numérique auprès des chercheurs académiques mais aussi des industriels; et finance tous les investissements en simulation numérique en France. Ainsi, il porte seul la politique nationale du calcul intensif en France et en Europe.</text:p>
      <text:p text:style-name="P8"/>
      <text:p text:style-name="P8"/>
      <text:p text:style-name="P8"/>
      <text:p text:style-name="P8"/>
      <text:p text:style-name="P8"/>
      <text:p text:style-name="P9"><text:soft-page-break/>PRACE</text:p>
      <text:p text:style-name="P8"/>
      <text:p text:style-name="P8"><text:tab/>le projet PRACE (Parnership for Advanced Computing in Europe), lancé le 1er janvier 2008, avec 18 membres signataires, a pour ambition de permettre aux scientifiques européens d'utiliser des systèmes de simulation et de modélisation parmi les plus évolués au niveau mondial. Il est basé sur des partenariats transnationaux et des échanges interdisciplinaires. Le budget de PRACE, pour cette première phase 2008/2010, fut de 20 millions d'euros.</text:p>
      <text:p text:style-name="P8"/>
      <text:p text:style-name="P8"><text:tab/>L'initiative PRACE a pour objectif de préparer le déploiement en Europe, à partir de 2010, d'une infrastructure de calcul intensif de classe mondiale composée de centres équipés de supercalculateurs d'une puissance supérieure ou égale au pétaflops, évoluant pour rester en permanence dans les quatre premiers mondiaux. Les partenaires principaux de PRACE prennent deux engagements : apporter un financement à l'infrastructure (à hauteur de 25 millions d'euros par an environ sur la période 2010-2015), et recevoir, installer et opérer sur leur territoire national un des supercalculateurs de cette infrastructure, selon un calendrier convenu par les partenaires principaux.</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IV. Presentation du stage</text:p>
      <text:p text:style-name="P1"/>
      <text:p text:style-name="P4">Objectif</text:p>
      <text:p text:style-name="P1"/>
      <text:p text:style-name="P1"><text:tab/>L'objectif de mon stage est l'integration et évaluation d'une nouvelle approches pour la tolérance aux pannes (FTI) dans le code de simulation pour la fusion nucléaire Gysela5D, et de concevoir une interface unifié pour les differentes approches déja existent.</text:p>
      <text:p text:style-name="P1"/>
      <text:p text:style-name="P4">Gysela5D</text:p>
      <text:p text:style-name="P1"/>
      <text:p text:style-name="P1"><text:tab/>Est un code développé principalement au sein de l’Institut de Recherche en Fusion Magnétique (IRFM) du CEA Cadarache avec de nombreuses collaborations (Maison de la Simulation, Inria, CPT Marseille, IRMA Strasbourg, IPP Garching, LPP Paris, Montreal Unive<text:span text:style-name="T1">rsity, …) pour simuler les instabilités qui se développent dans le plasma.</text:span></text:p>
      <text:p text:style-name="P1"/>
      <text:p text:style-name="P1"><text:tab/>Le code Gysela5D simule la branche électrostatique de l'Ion Température Gradient turbulence dans les plasmas d'un tokamak.</text:p>
      <text:p text:style-name="P1"/>
      <text:p text:style-name="P1"><text:tab/>Il résout l'équation gyrocinétique conservateur standard pour une fonction de distribution d'ions. Cette équation est couplée à l'équation de quasi-neutralité. Les électrons sont supposés adiabatique. Il comprend des collisions ion-ion en géométrie magnétique simplifiée global, et le système est piloté par une source de chaleur prescrit. Enfin, le code a l'originalité d'être la base sur un système semi-Lagrange.</text:p>
      <text:p text:style-name="P1"/>
      <text:p text:style-name="P1">Gysela5D est un acronyme pour gyrocinétique semi-lagrangien in 5 Dimension Code.</text:p>
      <text:p text:style-name="P1"/>
      <text:p text:style-name="P4">FTI</text:p>
      <text:p text:style-name="P4"/>
      <text:p text:style-name="P1"><text:tab/>Est une bibliothèque développée par l’équipe de Franck Cappello à l’Argonne National Laboratory (ANL) notamment suite aux travaux de thèse de Leonardo A. Bautista Gomez.</text:p>
      <text:p text:style-name="P1">C'est un Interface pour faire des check-points dans un code. A l'aide d'un API tres simple a utiliser. Un prérequis pour cet interface est des disque SSD locaux aux nœuds dans les supercalculateurs. Il introduit le principe de sauvegarde multi-niveaux chaque niveau etant plus fiable que son prédecesseur mais plus coûteux.</text:p>
      <text:p text:style-name="P4"><text:soft-page-break/>Moyens fournis</text:p>
      <text:p text:style-name="P1"><text:span text:style-name="T10">GForge</text:span> : <text:s/>Un système de gestion de développement collaboratif de logiciels. Il fournit une interface unifiée à une série de logiciels serveur et intègre plusieurs applications à code source ouvert.</text:p>
      <text:p text:style-name="P1"><text:span text:style-name="T10">Poincare</text:span> : pour fair nos test on a un accé illimité au supercalculateur Poincare detenu par La Maison de la simulation.</text:p>
      <text:p text:style-name="P1"><text:span text:style-name="T10">Curie</text:span> : on a aussi un accé au supercalculateur Curie appartenant à Genci et hébergé dans les locaux du CEA au TGCC.</text:p>
      <text:p text:style-name="P1"/>
      <text:p text:style-name="P1"><text:tab/>Spécifications des Fat nodes :</text:p>
      <text:p text:style-name="P1"><text:tab/><text:tab/>Machine</text:p>
      <text:p text:style-name="P1">360 nœuds S6010 bullx : Pour chaque noeud 4 processeurs octo-cœurs Intel® Xeon®, 128 Go, 1 disque local de 2To. Ce qui nous donne105 téraflops crête.</text:p>
      <text:p text:style-name="P1"><text:tab/><text:tab/>Processeurs</text:p>
      <text:p text:style-name="P1"><text:s text:c="8"/>1440 processeurs octo-cœurs Intel® Nehalem-EX X7560 cadencés à 2.26 GHz soit 11 520 cœurs.</text:p>
      <text:p text:style-name="P1"/>
      <text:p text:style-name="P1"><text:tab/>Spécifications des noeuds hybrides :</text:p>
      <text:p text:style-name="P1"><text:tab/>16 châssis bullx B équipés chacun de 9 lames hybrides GPUs B505 2 Intel® Westmere® 2.66 GHz/ 2 Nvidia M2090 T20A, total de 288 processeurs Intel® + 288 processeurs Nvidia.ce qui nous donne plus de 192 téraflops crête.</text:p>
      <text:p text:style-name="P1"/>
      <text:p text:style-name="P1"><text:tab/>Spécifications de Curie Thin nodes</text:p>
      <text:p text:style-name="P1"><text:tab/><text:tab/>Machine</text:p>
      <text:p text:style-name="P1"><text:s text:c="8"/>5040 nœuds B510 bullx : Pour chaque noeud 2 processeurs octo-cœurs Intel® Sandy Bridge EP (E5-2680) 2.7 GHz, 64 Go, 1 disque local SSD.</text:p>
      <text:p text:style-name="P1"><text:tab/><text:tab/>Processeurs</text:p>
      <text:p text:style-name="P1"><text:s text:c="8"/>10080 processeurs octo-cœurs Intel® Xeon® nouvelle génération soit 80640 coeurs.</text:p>
      <text:p text:style-name="P6">Visio <text:span text:style-name="T11">: une salle de visioconférence qu'on utilise pour nous réunions de collaboration avec l'equipe CINES.</text:span></text:p>
      <text:p text:style-name="P1"/>
      <text:p text:style-name="P1"/>
      <text:p text:style-name="P1"/>
      <text:p text:style-name="P1"/>
      <text:p text:style-name="P4"><text:soft-page-break/>Description détaillée et missions du stage</text:p>
      <text:p text:style-name="P1"/>
      <text:p text:style-name="P1"><text:tab/>Au cours de ce stage j'ai etait amené à étudier les mécanismes actuellement implémenté dans Gysela5D pour la sauvegarde de son état sur disque. Gysela5D est développé en Fortran à 95% et parallélisé avec OpenMP et la bibliothèque MPI. Deux implémentations de la sauvegarde sur disque existent : la première, codée en Fortran, utilise des entrés-sorties synchrones; la seconde, codée en C, utilise un thread dédié pour rendre l’écriture asynchrone . Ces deux implémentations utilisent la bibliothèque d’entrés-sorties HDF5.</text:p>
      <text:p text:style-name="P1"/>
      <text:p text:style-name="P1"><text:tab/>L'objectif de mon stage donc etait la mise en œuvre une troisième approche pour cette sauvegarde en utilisant la bibliothèque FTI développée en C. Et de faire par ailleurs en sorte de rendre transparentl’utilisation des différentes approches en concevant une interface aussi unifiée que possible.</text:p>
      <text:p text:style-name="P1"/>
      <text:p text:style-name="P1"><text:tab/>Mon implémentation devra être utilisable en production par les physiciens lors de l’exécutions de grande simulations. Pour cela je dois notamment valider que la mise en œuvre n’introduit pas de régression en assurant que les résultats obtenus lors de l’exécution de simulations ne sont pas impactés. </text:p>
      <text:p text:style-name="P1"/>
      <text:p text:style-name="P1"><text:tab/>Finalement, je dois analyser et modéliser le comportement de chacune des approches sur une variété de super-calculateurs, et déterminer les critères pertinents pour le choix de l’approche à utiliser sur chaque machine disponible ainsi que sur celles à venir.</text:p>
      <text:p text:style-name="P1"/>
      <text:p text:style-name="P4">Organisation</text:p>
      <text:p text:style-name="P1"/>
      <text:p text:style-name="P1"><text:tab/>La Durée de mon stage est de <text:s/>3 mois à partir du 1er <text:s/>juillet. J'ai travaillé dans une equipe de 2 personne dans la quelle je suis responsable de developpement (l'integration de la FTI dans Gyela5D), et mon college fait la mesur des performence du code Gysela sur les machines Poincare et Curie avec different methodes de checkpoint.</text:p>
      <text:p text:style-name="P1"/>
      <text:p text:style-name="P1"/>
      <text:p text:style-name="P1"/>
      <text:p text:style-name="P1"/>
      <text:p text:style-name="P1"/>
      <text:p text:style-name="P1"><text:soft-page-break/>V. Presentation des taches</text:p>
      <text:p text:style-name="P1"/>
      <text:p text:style-name="P1"><text:tab/>1) Taches avant Mi-stage</text:p>
      <text:p text:style-name="P1">(Pré-dev)</text:p>
      <text:p text:style-name="P1">Prendre en main la FTI.</text:p>
      <text:p text:style-name="P1"><text:tab/>Compilation et execution de l'exemple fournis avec la FTI.</text:p>
      <text:p text:style-name="P1"><text:tab/>Test sur Pc Perso.</text:p>
      <text:p text:style-name="P1"><text:tab/>Comprendre la logique de chaque niveau de chk-pt.</text:p>
      <text:p text:style-name="P1"><text:tab/>Test de chaque niveau sur l'exemple.</text:p>
      <text:p text:style-name="P1"><text:tab/>Coder un autre exemple pour bien comprendre l'implementation.</text:p>
      <text:p text:style-name="P1"/>
      <text:p text:style-name="P1">Prendre en main Fortran</text:p>
      <text:p text:style-name="P1"><text:tab/>Cours IDRIS pour Fortran.</text:p>
      <text:p text:style-name="P1"><text:tab/>Coder des exemples avec Fortran.</text:p>
      <text:p text:style-name="P1"><text:tab/>Citer les differences entre C et Fortran.</text:p>
      <text:p text:style-name="P1"><text:tab/>Voir l'interfaçage C/Fortran.</text:p>
      <text:p text:style-name="P1"><text:tab/>Module ISO_C_BINDING.</text:p>
      <text:p text:style-name="P1"/>
      <text:p text:style-name="P1">Prendre en main Gysela5D</text:p>
      <text:p text:style-name="P1"><text:tab/>Compilation et execution de Gysela5D sur Pc perso, Poincare et sur Curie. </text:p>
      <text:p text:style-name="P1"><text:tab/>Voir les differents fichiers du code Gysela5D.</text:p>
      <text:p text:style-name="P1"><text:tab/>Citer les fichiers interresants à etudier.</text:p>
      <text:p text:style-name="P1"><text:tab/>Voir les deux approches du chk-pt deja implementé dans le code.</text:p>
      <text:p text:style-name="P1"><text:tab/>Citer les variables qui necessitent d'etre sauvegarder.</text:p>
      <text:p text:style-name="P1"/>
      <text:p text:style-name="P1">(Post-dev)</text:p>
      <text:p text:style-name="P1"><text:tab/></text:p>
      <text:p text:style-name="P1">Création de l'interface C/Fortran pour la nouvelle API de FTI.</text:p>
      <text:p text:style-name="P1">Test et débogue de l'interface.</text:p>
      <text:p text:style-name="P1">Création du module pour <text:s/>l'interface C/Fortran pour la FTI.</text:p>
      <text:p text:style-name="P1">Test et débogue du module.</text:p>
      <text:p text:style-name="P1">Mise en œuvre d'un exemple Fortran pour l'utilisation de l'interface.</text:p>
      <text:p text:style-name="P1">Test de FTI avec le module Fortran sur poincare.</text:p>
      <text:p text:style-name="P1"/>
      <text:p text:style-name="P1"><text:soft-page-break/>Initialisation de la FTI dans Gysela5D.</text:p>
      <text:p text:style-name="P1">Finalize de la FTI dans Gysela5D.</text:p>
      <text:p text:style-name="P1">l'ajout FTI_Protect et FTI_Snapshot() à Gysela.</text:p>
      <text:p text:style-name="P1">Test, execution, et debogue du code sans Restart.</text:p>
      <text:p text:style-name="P1">Test, execution, et débogue du code avec Restart.</text:p>
      <text:p text:style-name="P1"/>
      <text:p text:style-name="P1">Vérification et validation des résultats de la similation obtenu sans Restart en les comparent avec les resultats d'une execution du code initial.</text:p>
      <text:p text:style-name="P1"/>
      <text:p text:style-name="P1">Vérification et validation des résultats de la simulation obtenu avec Restart en les comparent toujour avec les resultats d'une execution du code initial (en cours).</text:p>
      <text:p text:style-name="P1"/>
      <text:p text:style-name="P1">(autre)</text:p>
      <text:p text:style-name="P1">Préparation de le présentation de la FTI et la tolérance au faut dans les codes pour la réunion PIZZA.</text:p>
      <text:p text:style-name="P1">Reunion avec l'equipe qui implemente la FTI sur Hydro.</text:p>
      <text:p text:style-name="P1"/>
      <text:p text:style-name="P1"><text:tab/>2) Taches à faire apres mi-stage</text:p>
      <text:p text:style-name="P1"/>
      <text:p text:style-name="P1">Organiser et unifier les appels des differentes approche de chk-pt dans Gysela5D.</text:p>
      <text:p text:style-name="P1">Créer un interface pour les differents approches.</text:p>
      <text:p text:style-name="P1"><text:tab/></text:p>
      <text:p text:style-name="P1"><text:tab/>3) Analyse de FTI</text:p>
      <text:p text:style-name="P1"><text:tab/></text:p>
      <text:p text:style-name="P5"><text:bookmark text:name="result_box"/><text:tab/>FTI est une bibliothèque <text:s/>middleware qui offre de multiples fonctionnalités de tolérance de panne grâce à un interface facile à utiliser. L'objectif de FTI est d'améliorer la fiabilité des supercalculateurs en s'appuyant sur les caractéristiques matérielles sous-jacentes de la manière la plus efficace, tout en offrant une interface très simple pour l'utilisateur. FTI est écrit en C et il cible les applications de calcul haute performance utilisant MPI.</text:p>
      <text:p text:style-name="P5"><text:tab/></text:p>
      <text:p text:style-name="P5"><text:tab/>Avec FTI on n'a pas besoin de traiter les fichiers, les noms de fichiers, <text:s/>métadonnées, etc FTI fait tout. Il faut juste donner un pointeur vers la structure de données qu'on <text:s/>souhaite sauvegarder <text:s/>et donner la taille des données.</text:p>
      <text:p text:style-name="P5"/>
      <text:p text:style-name="P1"><text:soft-page-break/><text:tab/>Cette bibliotheque introduit un nouveau principe de sauvegarde multi-niveaux, quatre niveaux chaqu'un a un niveau de tolerance plus fiable avec un coût pour chaque niveaux. Mais un prérequis de cette bibliotheque est des disque SSD locaux pour les processus.</text:p>
      <text:p text:style-name="P1"/>
      <text:p text:style-name="P5"><text:tab/>Il utilise un fichier de configuration pour définir toutes ses options. Par exemple, la fréquence des check-points chaque niveau, les emplacements des check-points, verbosité, etc <text:s/>le tout sans modifier le code source et / ou de recompiler l'application. Il suffit de modifier le fichier de configuration FTI et relancer l'application. Ce fichier de configuration est passé comme argument, donc on peut lancer plusieurs exécutions avec différents fichiers de configuration FTI pour réaliser des comportements différents.</text:p>
      <text:p text:style-name="P5"/>
      <text:p text:style-name="P1"><text:tab/>Un processus est didié à l' FTI sur chaque nœud qui s'occupe des check-points. <text:s text:c="3"/></text:p>
      <text:p text:style-name="P1"><text:tab/></text:p>
      <text:p text:style-name="P1"><text:tab/>Finalement FTI effacer automatiquement les points de contrôle précédents et leurs métadonnées après un poste de contrôle a été pris. Lorsque l'exécution est terminée, toutes les données des points de contrôle et les métadonnées sont nettoyées par FTI et il laisse les répertoires exactement dans le même état qu'il était avant le début de l'exécution.</text:p>
      <text:p text:style-name="P1"><text:s/></text:p>
      <text:p text:style-name="P4">Les niveaux</text:p>
      <text:p text:style-name="P1">L1 : Dans ce niveau chaque processus écrit son check-point sur le SSD local donc la vitesse de l’écriture est constant quelque soit le nombre de nœuds</text:p>
      <text:p text:style-name="P1">En cas de panne matériel on peut pas récupérer.</text:p>
      <text:p text:style-name="P1"/>
      <text:p text:style-name="P1">L2 : <text:span text:style-name="T9">FTI détecte le nœud dans lequel chaque rang MPI est situé. Cela nous permet de sélectionner les processus partenaires et les groupes de codage situés dans les ganglions éloignés, ce qui augmente considérablement la fiabilité du groupe. </text:span>Apres FTI echange les check-points loceaux entre deux partenaires. (FTI thread)</text:p>
      <text:p text:style-name="P1"/>
      <text:p text:style-name="P1">L3 : Échange des check-points entre les processus d'un même groupe avec un encodage Reed-Solomon. (FTI thread)</text:p>
      <text:p text:style-name="P1"/>
      <text:p text:style-name="P1">L4 : Écriture du check-point dans le PFS. (FTI thread)</text:p>
      <text:p text:style-name="P4"/>
      <text:p text:style-name="P4"/>
      <text:p text:style-name="P4"><text:soft-page-break/>Fichier de configuration</text:p>
      <text:list xml:id="list1697076275" text:style-name="L3">
        <text:list-item>
          <text:p text:style-name="P13">Head : <text:s/>à 1 si on veut consacrer 1 MPI rang par nœud à l'FTI sinon à 0 si on souhaite que chaque processus fait son check-point. (Mode synchrone)</text:p>
        </text:list-item>
        <text:list-item>
          <text:p text:style-name="P13">Node_size : Le nombre de processus lancés par nœud <text:s/>y compris les processus de FTI-dédié.</text:p>
        </text:list-item>
        <text:list-item>
          <text:p text:style-name="P13">Ckpt_dir : Répertoire local où les check-points locaux seront stockés. Ce répertoire doit exister <text:s/>et avec des droits d'écriture.</text:p>
        </text:list-item>
        <text:list-item>
          <text:p text:style-name="P13">Glbl_dir : Répertoire global où les check-ponts globaux seront stockés. Ce répertoire doit exister et <text:s/>avec des droits d'écriture.</text:p>
        </text:list-item>
        <text:list-item>
          <text:p text:style-name="P13">Meta_dir : Répertoire global où les métadonnées FTI sera stocké. Ce répertoire doit exister et <text:s/>avec des droits d'écriture.</text:p>
        </text:list-item>
        <text:list-item>
          <text:p text:style-name="P13">Ckpt_int : Intervalle de Checkpoint initial.</text:p>
        </text:list-item>
        <text:list-item>
          <text:p text:style-name="P13">Ckpt_L2 : Intervalle de check-pont niveau 2, en nombre de ckpts L1.</text:p>
        </text:list-item>
        <text:list-item>
          <text:p text:style-name="P13">Ckpt_L3 : Intervalle de check-pont niveau 3, en nombre de ckpts L1.</text:p>
        </text:list-item>
        <text:list-item>
          <text:p text:style-name="P13">Ckpt_L4 : Intervalle de check-pont niveau 4, en nombre de ckpts L1.</text:p>
        </text:list-item>
        <text:list-item>
          <text:p text:style-name="P13">Inline_L2 : à 1 pour que que le niveau 2 soit synchrone sinon à 0.</text:p>
        </text:list-item>
        <text:list-item>
          <text:p text:style-name="P13">Inline_L3 : à 1 pour que que le niveau 3 soit synchrone sinon à 0.</text:p>
        </text:list-item>
        <text:list-item>
          <text:p text:style-name="P13">Inline_L4 : à 1 pour que que le niveau 4 soit synchrone sinon à 0.</text:p>
        </text:list-item>
        <text:list-item>
          <text:p text:style-name="P13">keep_last_ckpt : à 1 si on souhaite enregistrer le dernier point de contrôle prises avant de finaliser , sinon à 0.</text:p>
        </text:list-item>
        <text:list-item>
          <text:p text:style-name="P13">GROUP_SIZE : La taille des groupes d'encodage (entre 4 et 16). Le nombre total de noeuds doit être un multiple de ce paramètre.</text:p>
        </text:list-item>
        <text:list-item>
          <text:p text:style-name="P13">Verbosity : <text:s/>La verbosité de FTI. (1 (très verbeux), 2, ou 3)</text:p>
        </text:list-item>
        <text:list-item>
          <text:p text:style-name="P13">Failure : <text:s/>à 0 si on lance la tâche pour la première fois. à 1 si on souhaite récupérer <text:s/>après une panne, ou à 2 si on veut récupérer apartir du dernier checkpoint qui a était pris. </text:p>
        </text:list-item>
        <text:list-item>
          <text:p text:style-name="P13">Exec_ID : l'id de l'execution.</text:p>
        </text:list-item>
      </text:list>
      <text:p text:style-name="P4">l'API</text:p>
      <text:p text:style-name="P1"/>
      <text:p text:style-name="P1">int FTI_Init (char * configFile, MPI_Comm GLOBALCOMM)</text:p>
      <text:p text:style-name="P1"><text:tab/>Cette fonction lit le fichier de configuration, analyse la distribution des processus et divise le communicateur MPI. A la fin de cette fonction, un rang par nœud est à l'écoute pour transférer ou encoder le check-point tandis que le reste des processus dans le nœud peut continuer avec l'exécution de l'application. Lorsque l'application redémarre, cette fonction <text:soft-page-break/>reconstruire toutes les données des check-point obligatoires et placer les fichiers de check-point dans les nœuds de calcul.</text:p>
      <text:p text:style-name="P1"/>
      <text:p text:style-name="P1">int FTI_Protect (int id, void * ptr, longue taille);</text:p>
      <text:p text:style-name="P1"><text:tab/>Cette fonction prend un pointeur vers une variable, un numéro d'identification et la taille des données et sauvegarde ces informations sur une table. Les valeurs des variables enregistrées sont ensuite sauvegardés et / ou restaurés dans le cas d'un échec.</text:p>
      <text:p text:style-name="P1"/>
      <text:p text:style-name="P1">int FTI_Snapshot ();</text:p>
      <text:p text:style-name="P1"><text:tab/>Cette fonction vérifie si un check-point doit être pris ou non. Chaque fois que cette fonction est appelée, un compteur est incrémenté et il prend un check-point quand ce compteur atteint la valeur définie dans le paramètre Ckpt_int dans le fichier de configuration FTI. Des travaux supplémentaires (copie de partenaire, RS encodage, etc) se fait en fonction de la configuration fournie par l'utilisateur dans le fichier de configuration. Cette fonction est aussi celui qui lit les données de check-point pour récupérer après un échec.</text:p>
      <text:p text:style-name="P1"/>
      <text:p text:style-name="P1">int FTI_Finalize ();</text:p>
      <text:p text:style-name="P1"><text:tab/>Cette fonction notifie le processus FTI de chaque nœuds que l'exécution est terminée, afin qu'ils cessent d'écoute. Il nettoie également toutes les données des points de contrôle et des métadonnées. Si le parametre keep_last_ckpt est à 0.</text:p>
      <text:p text:style-name="P1"/>
      <text:p text:style-name="P1"><draw:rect text:anchor-type="paragraph" draw:z-index="0" draw:style-name="gr1" draw:text-style-name="P18" svg:width="14.44cm" svg:height="9.672cm" svg:x="0.968cm" svg:y="0.446cm"><text:p text:style-name="P17"><text:span text:style-name="T13">MPI_Init( , );</text:span></text:p><text:p text:style-name="P17"><text:span text:style-name="T13">// FTI initialization</text:span></text:p><text:p text:style-name="P17"><text:span text:style-name="T13">FTI_Init(ConfigFile, MPI_COMM_WORLD);</text:span></text:p><text:p text:style-name="P17"><text:span text:style-name="T13"/></text:p><text:p text:style-name="P17"><text:span text:style-name="T13">// Definition des variable pour la sauvegarde</text:span></text:p><text:p text:style-name="P17"><text:span text:style-name="T13">FTI_Protect(0, &amp;i, 1*sizeof(int));</text:span></text:p><text:p text:style-name="P17"><text:span text:style-name="T13">FTI_Protect(1, &amp;res, 1*sizeof(float));</text:span></text:p><text:p text:style-name="P17"><text:span text:style-name="T13">FTI_Protect(2, grid, gridSize*sizeof(float)); </text:span></text:p><text:p text:style-name="P17"><text:span text:style-name="T13"><text:s text:c="3"/></text:span></text:p><text:p text:style-name="P17"><text:span text:style-name="T13">for (i = 0; i &lt; steps; i++) {</text:span></text:p><text:p text:style-name="P17"><text:span text:style-name="T13"/></text:p><text:p text:style-name="P17"><text:span text:style-name="T13"><text:tab/></text:span><text:span text:style-name="T13">FTI_Snapshot();</text:span></text:p><text:p text:style-name="P17"><text:span text:style-name="T13"/></text:p><text:p text:style-name="P17"><text:span text:style-name="T13"><text:tab/></text:span><text:span text:style-name="T13">// Computation</text:span></text:p><text:p text:style-name="P17"><text:span text:style-name="T13"><text:tab/></text:span><text:span text:style-name="T13">res = compute();</text:span></text:p><text:p text:style-name="P17"><text:span text:style-name="T13">}</text:span></text:p><text:p text:style-name="P17"><text:span text:style-name="T13"/></text:p><text:p text:style-name="P17"><text:span text:style-name="T13">FTI_Finalize();</text:span></text:p><text:p text:style-name="P17"><text:span text:style-name="T13">MPI_Finalize();</text:span></text:p></draw:rect><text:tab/>4) Exemple F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5) Interface pour l'appel Fortran.</text:p>
      <text:p text:style-name="P1"><text:tab/>Gysela5D <text:s/>est développé en Fortran,alors il faut d'abord créer un interface pour l'appel de la bibliotheque FTI apartir du Fortran, en utilisant le Module ISO_C_BINDING.</text:p>
      <text:p text:style-name="P1"><text:tab/>Le passage des paramètres en Fortran s'effectue par adresse, alors qu'en C la transmission se fait par valeur donc il faut changer tout les parametres des fonction en pointeur.</text:p>
      <text:p text:style-name="P1"><text:tab/>Les chaînes de caractères Fortran passées en arguments doivent être terminées par le caractère char(0).</text:p>
      <text:p text:style-name="P1"><text:tab/>Il faut aussi suffixer les noms des fonctions par « _ », de convertir le comminicateur C de l'FTI en un comminicateur Fortran, <text:s/>et <text:s/>finalementde recuperer les valeurs de retour des fonctions.</text:p>
      <text:p text:style-name="P1"/>
      <text:p text:style-name="P1">L'interface </text:p>
      <text:p text:style-name="P1"><draw:rect text:anchor-type="paragraph" draw:z-index="1" draw:style-name="gr1" draw:text-style-name="P18" svg:width="18.761cm" svg:height="12.025cm" svg:x="-1.027cm" svg:y="0.185cm"><text:p text:style-name="P17"><text:span text:style-name="T13">#include&lt;mpi.h&gt;</text:span></text:p><text:p text:style-name="P17"><text:span text:style-name="T13">#include&lt;fti.h&gt;</text:span></text:p><text:p text:style-name="P17"><text:span text:style-name="T13"/></text:p><text:p text:style-name="P17"><text:span text:style-name="T13">void fti_init_(char *configFile,int *len,MPI_Fint *fti_comm,int *ierr){</text:span></text:p><text:p text:style-name="P17"><text:span text:style-name="T13"><text:tab/></text:span><text:span text:style-name="T13">char* s;</text:span></text:p><text:p text:style-name="P17"><text:span text:style-name="T13"><text:tab/></text:span><text:span text:style-name="T13">configFile[*len]='\0';</text:span></text:p><text:p text:style-name="P17"><text:span text:style-name="T13"><text:tab/></text:span><text:span text:style-name="T13">*ierr = FTI_Init(configFile,MPI_COMM_WORLD);</text:span></text:p><text:p text:style-name="P17"><text:span text:style-name="T13"><text:tab/></text:span><text:span text:style-name="T13">*fti_comm = MPI_Comm_c2f(FTI_COMM_WORLD);</text:span></text:p><text:p text:style-name="P17"><text:span text:style-name="T13">}</text:span></text:p><text:p text:style-name="P17"><text:span text:style-name="T13"/></text:p><text:p text:style-name="P17"><text:span text:style-name="T13">void fti_protect_(int *id, void *ptr, long *size,int *ierr){</text:span></text:p><text:p text:style-name="P17"><text:span text:style-name="T13"><text:tab/></text:span><text:span text:style-name="T13">*ierr = FTI_Protect(*id,ptr,*size);</text:span></text:p><text:p text:style-name="P17"><text:span text:style-name="T13">}</text:span></text:p><text:p text:style-name="P17"><text:span text:style-name="T13"/></text:p><text:p text:style-name="P17"><text:span text:style-name="T13"/></text:p><text:p text:style-name="P17"><text:span text:style-name="T13">void fti_snapshot_(int *ierr){</text:span></text:p><text:p text:style-name="P17"><text:span text:style-name="T13"><text:tab/></text:span><text:span text:style-name="T13">*ierr = FTI_Snapshot();</text:span></text:p><text:p text:style-name="P17"><text:span text:style-name="T13">}</text:span></text:p><text:p text:style-name="P17"><text:span text:style-name="T13"/></text:p><text:p text:style-name="P17"><text:span text:style-name="T13">void fti_finalize_(int *ierr){</text:span></text:p><text:p text:style-name="P17"><text:span text:style-name="T13"><text:tab/></text:span><text:span text:style-name="T13">*ierr = FTI_Finalize();</text:span></text:p><text:p text:style-name="P17"><text:span text:style-name="T13">}</text:span></text:p><text:p text:style-name="P17"><text:span text:style-name="T13"/></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6) Module Fortran a integré à la bibliotheque.</text:p>
      <text:p text:style-name="P1"><text:tab/>J'ai crée un module Fortran pour l'integrer à la bibliotheque pour qu'elle prend en charge les appelles Fortran.</text:p>
      <text:p text:style-name="P7"><text:span text:style-name="T6"><text:tab/>En Fortran les Tableaux sont de vraie tableaux qui ont plusieurs informations (dimention, taille …) pour cela j'ai ajouter une amélioration sur l'API Fortran, à la fonction <text:s/></text:span><text:span text:style-name="T12">FTI_Protect </text:span><text:span text:style-name="T8">on ne lui donne plus la taille des données. Et j'ai surchargé la fonction pour qu'elle prend en charge la plupart des types puisque en Fortran il y n'existe pas de type Void*.</text:span></text:p>
      <text:p text:style-name="P7"><text:span text:style-name="T7"><text:tab/></text:span><text:span text:style-name="T8">Le module et coder comme un scripte interface.F90.sh qui génere un fichier interface.F90 qui se compile directement avec la bibliotheque FTI.</text:span></text:p>
      <text:p text:style-name="P12">Le scripte Module :</text:p>
      <text:p text:style-name="P7"><draw:rect text:anchor-type="paragraph" draw:z-index="2" draw:style-name="gr2" draw:text-style-name="P19" svg:width="18.668cm" svg:height="19.231cm" svg:x="-0.91cm" svg:y="0.034cm"><text:p text:style-name="P17"><text:span text:style-name="T14">ALLTYPES="INTEGER REAL CHARACTER LOGICAL complex"</text:span></text:p><text:p text:style-name="P17"><text:span text:style-name="T14">ALLKINDS="4 8"</text:span></text:p><text:p text:style-name="P17"><text:span text:style-name="T14">MAXDIM="5"</text:span></text:p><text:p text:style-name="P17"><text:span text:style-name="T15"/></text:p><text:p text:style-name="P17"><text:span text:style-name="T14">cat&lt;&lt;CODE1_END</text:span></text:p><text:p text:style-name="P17"><text:span text:style-name="T14">MODULE FTI</text:span></text:p><text:p text:style-name="P17"><text:span text:style-name="T14"><text:tab/></text:span></text:p><text:p text:style-name="P17"><text:span text:style-name="T14"><text:tab/></text:span><text:span text:style-name="T14">use :: ISO_C_BINDING</text:span></text:p><text:p text:style-name="P17"><text:span text:style-name="T14"><text:tab/></text:span></text:p><text:p text:style-name="P17"><text:span text:style-name="T14"><text:tab/></text:span><text:span text:style-name="T14">INTERFACE FTI_Protect_Fortran</text:span></text:p><text:p text:style-name="P17"><text:span text:style-name="T14"><text:tab/></text:span></text:p><text:p text:style-name="P17"><text:span text:style-name="T14">CODE1_END</text:span></text:p><text:p text:style-name="P17"><text:span text:style-name="T15"/></text:p><text:p text:style-name="P17"><text:span text:style-name="T14">for T in ${ALLTYPES}; do</text:span></text:p><text:p text:style-name="P17"><text:span text:style-name="T14"><text:tab/></text:span><text:span text:style-name="T14">if [ "${T}" = "REAL" ] || [ "${T}" = "complex" ]; then</text:span></text:p><text:p text:style-name="P17"><text:span text:style-name="T14"><text:tab/></text:span><text:span text:style-name="T14"><text:tab/></text:span><text:span text:style-name="T14">for K in ${ALLKINDS}; do</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MODULE PROCEDURE FTI_Protect_Fortran_${T}_K${K} "</text:span></text:p><text:p text:style-name="P17"><text:span text:style-name="T14"><text:tab/></text:span><text:span text:style-name="T14"><text:tab/></text:span><text:span text:style-name="T14"><text:tab/></text:span><text:span text:style-name="T14">for D in $(seq 1 $MAXDIM); do</text:span></text:p><text:p text:style-name="P17"><text:span text:style-name="T14"><text:tab/></text:span><text:span text:style-name="T14"><text:tab/></text:span><text:span text:style-name="T14"><text:tab/></text:span><text:span text:style-name="T14"><text:tab/></text:span><text:span text:style-name="T14">echo "</text:span><text:span text:style-name="T14"><text:tab/></text:span><text:span text:style-name="T14"><text:tab/></text:span><text:span text:style-name="T14">MODULE PROCEDURE FTI_Protect_Fortran_${T}_K${K}_D${D}"</text:span></text:p><text:p text:style-name="P17"><text:span text:style-name="T14"><text:tab/></text:span><text:span text:style-name="T14"><text:tab/></text:span><text:span text:style-name="T14"><text:tab/></text:span><text:span text:style-name="T14">done</text:span></text:p><text:p text:style-name="P17"><text:span text:style-name="T14"><text:tab/></text:span><text:span text:style-name="T14"><text:tab/></text:span><text:span text:style-name="T14">done</text:span></text:p><text:p text:style-name="P17"><text:span text:style-name="T14"><text:tab/></text:span><text:span text:style-name="T14">else</text:span></text:p><text:p text:style-name="P17"><text:span text:style-name="T14"><text:tab/></text:span><text:span text:style-name="T14"><text:tab/></text:span><text:span text:style-name="T14">echo "</text:span><text:span text:style-name="T14"><text:tab/></text:span><text:span text:style-name="T14"><text:tab/></text:span><text:span text:style-name="T14">MODULE PROCEDURE FTI_Protect_Fortran_${T}"</text:span></text:p><text:p text:style-name="P17"><text:span text:style-name="T14"><text:tab/></text:span><text:span text:style-name="T14"><text:tab/></text:span><text:span text:style-name="T14">for D in $(seq 1 $MAXDIM); do</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MODULE PROCEDURE FTI_Protect_Fortran_${T}_D${D}"</text:span></text:p><text:p text:style-name="P17"><text:span text:style-name="T14"><text:tab/></text:span><text:span text:style-name="T14"><text:tab/></text:span><text:span text:style-name="T14">done</text:span></text:p><text:p text:style-name="P17"><text:span text:style-name="T14"><text:tab/></text:span><text:span text:style-name="T14">fi</text:span></text:p><text:p text:style-name="P17"><text:span text:style-name="T14">done</text:span></text:p><text:p text:style-name="P17"><text:span text:style-name="T15"/></text:p><text:p text:style-name="P17"><text:span text:style-name="T14">cat&lt;&lt;CODE2_END</text:span></text:p><text:p text:style-name="P17"><text:span text:style-name="T14"><text:tab/></text:span><text:span text:style-name="T14"><text:tab/></text:span><text:span text:style-name="T14">MODULE PROCEDURE FTI_Protect_Fortran_Ptr</text:span></text:p><text:p text:style-name="P17"><text:span text:style-name="T15"/></text:p><text:p text:style-name="P17"><text:span text:style-name="T14"><text:tab/></text:span><text:span text:style-name="T14">END INTERFACE FTI_Protect_Fortran</text:span></text:p><text:p text:style-name="P17"><text:span text:style-name="T14"><text:tab/></text:span></text:p><text:p text:style-name="P17"><text:span text:style-name="T14"><text:tab/></text:span><text:span text:style-name="T14">CONTAINS</text:span></text:p><text:p text:style-name="P17"><text:span text:style-name="T14"><text:tab/></text:span><text:span text:style-name="T14"><text:tab/></text:span><text:span text:style-name="T14">SUBROUTINE FTI_Init_Fortran(config_File,FTI_Comm,ierr)</text:span></text:p><text:p text:style-name="P17"><text:span text:style-name="T14"><text:tab/></text:span><text:span text:style-name="T14"><text:tab/></text:span><text:span text:style-name="T14"><text:tab/></text:span><text:span text:style-name="T14">CHARACTER(len=32) :: config_File</text:span></text:p><text:p text:style-name="P17"><text:span text:style-name="T14"><text:tab/></text:span><text:span text:style-name="T14"><text:tab/></text:span><text:span text:style-name="T14"><text:tab/></text:span><text:span text:style-name="T14">INTEGER :: l,FTI_Comm,ierr</text:span></text:p><text:p text:style-name="P17"><text:span text:style-name="T14"><text:tab/></text:span><text:span text:style-name="T14"><text:tab/></text:span><text:span text:style-name="T14"><text:tab/></text:span><text:span text:style-name="T14">CALL FTI_Init(config_File,len(trim(config_File)),FTI_Comm,ierr)</text:span></text:p><text:p text:style-name="P17"><text:span text:style-name="T14"><text:tab/></text:span><text:span text:style-name="T14"><text:tab/></text:span><text:span text:style-name="T14">END SUBROUTINE FTI_Init_Fortran</text:span></text:p><text:p text:style-name="P17"><text:span text:style-name="T14"><text:tab/></text:span><text:span text:style-name="T14"><text:tab/></text:span></text:p><text:p text:style-name="P17"><text:span text:style-name="T14"><text:tab/></text:span><text:span text:style-name="T14"><text:tab/></text:span><text:span text:style-name="T14">SUBROUTINE FTI_Snapshot_Fortran(ierr)</text:span></text:p><text:p text:style-name="P17"><text:span text:style-name="T14"><text:tab/></text:span><text:span text:style-name="T14"><text:tab/></text:span><text:span text:style-name="T14"><text:tab/></text:span><text:span text:style-name="T14">INTEGER :: ierr</text:span></text:p><text:p text:style-name="P17"><text:span text:style-name="T14"><text:tab/></text:span><text:span text:style-name="T14"><text:tab/></text:span><text:span text:style-name="T14"><text:tab/></text:span><text:span text:style-name="T14">CALL FTI_Snapshot(ierr)</text:span></text:p><text:p text:style-name="P17"><text:span text:style-name="T14"><text:tab/></text:span><text:span text:style-name="T14"><text:tab/></text:span><text:span text:style-name="T14">END SUBROUTINE FTI_Snapshot_Fortran</text:span></text:p><text:p text:style-name="P17"><text:span text:style-name="T14"><text:tab/></text:span><text:span text:style-name="T14"><text:tab/></text:span></text:p><text:p text:style-name="P17"><text:span text:style-name="T14"><text:tab/></text:span><text:span text:style-name="T14"><text:tab/></text:span><text:span text:style-name="T14">SUBROUTINE FTI_Finalize_Fortran(ierr)</text:span></text:p><text:p text:style-name="P17"><text:span text:style-name="T14"><text:tab/></text:span><text:span text:style-name="T14"><text:tab/></text:span><text:span text:style-name="T14"><text:tab/></text:span><text:span text:style-name="T14">INTEGER :: ierr</text:span></text:p><text:p text:style-name="P17"><text:span text:style-name="T14"><text:tab/></text:span><text:span text:style-name="T14"><text:tab/></text:span><text:span text:style-name="T14"><text:tab/></text:span><text:span text:style-name="T14">CALL FTI_Finalize(ierr)</text:span></text:p><text:p text:style-name="P17"><text:span text:style-name="T14"><text:tab/></text:span><text:span text:style-name="T14"><text:tab/></text:span><text:span text:style-name="T14">END SUBROUTINE FTI_Finalize_Fortran</text:span></text:p><text:p text:style-name="P17"><text:span text:style-name="T14"><text:tab/></text:span><text:span text:style-name="T14"><text:tab/></text:span></text:p><text:p text:style-name="P17"><text:span text:style-name="T14"><text:tab/></text:span><text:span text:style-name="T14"><text:tab/></text:span><text:span text:style-name="T14">SUBROUTINE FTI_Protect_Fortran_Ptr(id_F, ptr,size_F,ierr)</text:span></text:p><text:p text:style-name="P17"><text:span text:style-name="T14"><text:tab/></text:span><text:span text:style-name="T14"><text:tab/></text:span><text:span text:style-name="T14"><text:tab/></text:span><text:span text:style-name="T14">INTEGER :: id_F,size_F,ierr</text:span></text:p><text:p text:style-name="P17"><text:span text:style-name="T14"><text:tab/></text:span><text:span text:style-name="T14"><text:tab/></text:span><text:span text:style-name="T14"><text:tab/></text:span><text:span text:style-name="T14">TYPE(c_ptr) :: ptr</text:span></text:p><text:p text:style-name="P17"><text:span text:style-name="T14"><text:tab/></text:span><text:span text:style-name="T14"><text:tab/></text:span><text:span text:style-name="T14"><text:tab/></text:span><text:span text:style-name="T14">CALL FTI_Protect(id_F,ptr,size_F,ierr)</text:span></text:p><text:p text:style-name="P17"><text:span text:style-name="T14"><text:tab/></text:span><text:span text:style-name="T14"><text:tab/></text:span><text:span text:style-name="T14">END SUBROUTINE FTI_Protect_Fortran_Ptr</text:span></text:p><text:p text:style-name="P17"><text:span text:style-name="T15"/></text:p><text:p text:style-name="P17"><text:span text:style-name="T14">CODE2_END</text:span></text:p></draw:rect><text:span text:style-name="T8"> </text:span><text:span text:style-name="T3"><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rect text:anchor-type="paragraph" draw:z-index="3" draw:style-name="gr2" draw:text-style-name="P20" svg:width="18.462cm" svg:height="20.476cm" svg:x="-0.7cm" svg:y="0.035cm"><text:p text:style-name="P17"><text:span text:style-name="T14">for T in ${ALLTYPES}; do</text:span></text:p><text:p text:style-name="P17"><text:span text:style-name="T14"><text:tab/></text:span><text:span text:style-name="T14">if [ "${T}" = "REAL" ] || [ "${T}" = "complex" ]; then</text:span></text:p><text:p text:style-name="P17"><text:span text:style-name="T14"><text:tab/></text:span><text:span text:style-name="T14"><text:tab/></text:span><text:span text:style-name="T14">for K in ${ALLKINDS}; do</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SUBROUTINE FTI_Protect_Fortran_${T}_K${K}(id_F, ptr,ierr) "</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INTEGER :: id_F,ierr"</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T}(KIND=${K}) :: ptr"</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CALL FTI_Protect(id_F,ptr,sizeof(ptr),ierr)"</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END SUBROUTINE FTI_Protect_Fortran_${T}_K${K}"</text:span></text:p><text:p text:style-name="P17"><text:span text:style-name="T14"><text:tab/></text:span><text:span text:style-name="T14"><text:tab/></text:span><text:span text:style-name="T14"><text:tab/></text:span><text:span text:style-name="T14">echo""</text:span></text:p><text:p text:style-name="P17"><text:span text:style-name="T14"><text:tab/></text:span><text:span text:style-name="T14"><text:tab/></text:span><text:span text:style-name="T14"><text:tab/></text:span></text:p><text:p text:style-name="P17"><text:span text:style-name="T14"><text:tab/></text:span><text:span text:style-name="T14"><text:tab/></text:span><text:span text:style-name="T14"><text:tab/></text:span><text:span text:style-name="T14">for D in $(seq 1 $MAXDIM); do</text:span></text:p><text:p text:style-name="P17"><text:span text:style-name="T14"><text:tab/></text:span><text:span text:style-name="T14"><text:tab/></text:span><text:span text:style-name="T14"><text:tab/></text:span><text:span text:style-name="T14"><text:tab/></text:span><text:span text:style-name="T14">echo "</text:span><text:span text:style-name="T14"><text:tab/></text:span><text:span text:style-name="T14"><text:tab/></text:span><text:span text:style-name="T14">SUBROUTINE FTI_Protect_Fortran_${T}_K${K}_D${D}(id_F, ptr,ierr) "</text:span></text:p><text:p text:style-name="P17"><text:span text:style-name="T14"><text:tab/></text:span><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INTEGER :: id_F,ierr"</text:span></text:p><text:p text:style-name="P17"><text:span text:style-name="T14"><text:tab/></text:span><text:span text:style-name="T14"><text:tab/></text:span><text:span text:style-name="T14"><text:tab/></text:span><text:span text:style-name="T14"><text:tab/></text:span><text:span text:style-name="T14">echo -n "</text:span><text:span text:style-name="T14"><text:tab/></text:span><text:span text:style-name="T14"><text:tab/></text:span><text:span text:style-name="T14"><text:tab/></text:span><text:span text:style-name="T14">${T}(KIND=${K}) ,DIMENSION("</text:span></text:p><text:p text:style-name="P17"><text:span text:style-name="T14"><text:tab/></text:span><text:span text:style-name="T14"><text:tab/></text:span><text:span text:style-name="T14"><text:tab/></text:span><text:span text:style-name="T14"><text:tab/></text:span><text:span text:style-name="T14">for P in $(seq 1 ${D});do</text:span></text:p><text:p text:style-name="P17"><text:span text:style-name="T14"><text:tab/></text:span><text:span text:style-name="T14"><text:tab/></text:span><text:span text:style-name="T14"><text:tab/></text:span><text:span text:style-name="T14"><text:tab/></text:span><text:span text:style-name="T14"><text:tab/></text:span><text:span text:style-name="T14">if [ "${P}" = "1" ]; then </text:span></text:p><text:p text:style-name="P17"><text:span text:style-name="T14"><text:tab/></text:span><text:span text:style-name="T14"><text:tab/></text:span><text:span text:style-name="T14"><text:tab/></text:span><text:span text:style-name="T14"><text:tab/></text:span><text:span text:style-name="T14"><text:tab/></text:span><text:span text:style-name="T14"><text:tab/></text:span><text:span text:style-name="T14">echo -n ":"</text:span></text:p><text:p text:style-name="P17"><text:span text:style-name="T14"><text:tab/></text:span><text:span text:style-name="T14"><text:tab/></text:span><text:span text:style-name="T14"><text:tab/></text:span><text:span text:style-name="T14"><text:tab/></text:span><text:span text:style-name="T14"><text:tab/></text:span><text:span text:style-name="T14">else</text:span></text:p><text:p text:style-name="P17"><text:span text:style-name="T14"><text:tab/></text:span><text:span text:style-name="T14"><text:tab/></text:span><text:span text:style-name="T14"><text:tab/></text:span><text:span text:style-name="T14"><text:tab/></text:span><text:span text:style-name="T14"><text:tab/></text:span><text:span text:style-name="T14"><text:tab/></text:span><text:span text:style-name="T14">echo -n ",:"</text:span></text:p><text:p text:style-name="P17"><text:span text:style-name="T14"><text:tab/></text:span><text:span text:style-name="T14"><text:tab/></text:span><text:span text:style-name="T14"><text:tab/></text:span><text:span text:style-name="T14"><text:tab/></text:span><text:span text:style-name="T14"><text:tab/></text:span><text:span text:style-name="T14">fi</text:span></text:p><text:p text:style-name="P17"><text:span text:style-name="T14"><text:tab/></text:span><text:span text:style-name="T14"><text:tab/></text:span><text:span text:style-name="T14"><text:tab/></text:span><text:span text:style-name="T14"><text:tab/></text:span><text:span text:style-name="T14">done</text:span></text:p><text:p text:style-name="P17"><text:span text:style-name="T14"><text:tab/></text:span><text:span text:style-name="T14"><text:tab/></text:span><text:span text:style-name="T14"><text:tab/></text:span><text:span text:style-name="T14"><text:tab/></text:span><text:span text:style-name="T14">echo ") :: ptr"</text:span></text:p><text:p text:style-name="P17"><text:span text:style-name="T14"><text:tab/></text:span><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CALL FTI_Protect(id_F,ptr,sizeof(ptr),ierr)"</text:span></text:p><text:p text:style-name="P17"><text:span text:style-name="T14"><text:tab/></text:span><text:span text:style-name="T14"><text:tab/></text:span><text:span text:style-name="T14"><text:tab/></text:span><text:span text:style-name="T14"><text:tab/></text:span><text:span text:style-name="T14">echo "</text:span><text:span text:style-name="T14"><text:tab/></text:span><text:span text:style-name="T14"><text:tab/></text:span><text:span text:style-name="T14">END SUBROUTINE FTI_Protect_Fortran_${T}_K${K}_D${D}"</text:span></text:p><text:p text:style-name="P17"><text:span text:style-name="T14"><text:tab/></text:span><text:span text:style-name="T14"><text:tab/></text:span><text:span text:style-name="T14"><text:tab/></text:span><text:span text:style-name="T14"><text:tab/></text:span><text:span text:style-name="T14">echo""</text:span></text:p><text:p text:style-name="P17"><text:span text:style-name="T14"><text:tab/></text:span><text:span text:style-name="T14"><text:tab/></text:span><text:span text:style-name="T14"><text:tab/></text:span><text:span text:style-name="T14">done</text:span></text:p><text:p text:style-name="P17"><text:span text:style-name="T14"><text:tab/></text:span><text:span text:style-name="T14"><text:tab/></text:span><text:span text:style-name="T14">done</text:span></text:p><text:p text:style-name="P17"><text:span text:style-name="T14"><text:tab/></text:span><text:span text:style-name="T14">else</text:span></text:p><text:p text:style-name="P17"><text:span text:style-name="T14"><text:tab/></text:span><text:span text:style-name="T14"><text:tab/></text:span><text:span text:style-name="T14">echo "</text:span><text:span text:style-name="T14"><text:tab/></text:span><text:span text:style-name="T14"><text:tab/></text:span><text:span text:style-name="T14">SUBROUTINE FTI_Protect_Fortran_${T}(id_F, ptr,ierr) "</text:span></text:p><text:p text:style-name="P17"><text:span text:style-name="T14"><text:tab/></text:span><text:span text:style-name="T14"><text:tab/></text:span><text:span text:style-name="T14">echo "</text:span><text:span text:style-name="T14"><text:tab/></text:span><text:span text:style-name="T14"><text:tab/></text:span><text:span text:style-name="T14"><text:tab/></text:span><text:span text:style-name="T14">INTEGER :: id_F,ierr"</text:span></text:p><text:p text:style-name="P17"><text:span text:style-name="T14"><text:tab/></text:span><text:span text:style-name="T14"><text:tab/></text:span><text:span text:style-name="T14">echo "</text:span><text:span text:style-name="T14"><text:tab/></text:span><text:span text:style-name="T14"><text:tab/></text:span><text:span text:style-name="T14"><text:tab/></text:span><text:span text:style-name="T14">${T} :: ptr"</text:span></text:p><text:p text:style-name="P17"><text:span text:style-name="T14"><text:tab/></text:span><text:span text:style-name="T14"><text:tab/></text:span><text:span text:style-name="T14">echo "</text:span><text:span text:style-name="T14"><text:tab/></text:span><text:span text:style-name="T14"><text:tab/></text:span><text:span text:style-name="T14"><text:tab/></text:span><text:span text:style-name="T14">CALL FTI_Protect(id_F,ptr,sizeof(ptr),ierr)"</text:span></text:p><text:p text:style-name="P17"><text:span text:style-name="T14"><text:tab/></text:span><text:span text:style-name="T14"><text:tab/></text:span><text:span text:style-name="T14">echo "</text:span><text:span text:style-name="T14"><text:tab/></text:span><text:span text:style-name="T14"><text:tab/></text:span><text:span text:style-name="T14">END SUBROUTINE FTI_Protect_Fortran_${T}"</text:span></text:p><text:p text:style-name="P17"><text:span text:style-name="T14"><text:tab/></text:span><text:span text:style-name="T14"><text:tab/></text:span><text:span text:style-name="T14">echo""</text:span></text:p><text:p text:style-name="P17"><text:span text:style-name="T14"><text:tab/></text:span><text:span text:style-name="T14"><text:tab/></text:span></text:p><text:p text:style-name="P17"><text:span text:style-name="T14"><text:tab/></text:span><text:span text:style-name="T14"><text:tab/></text:span><text:span text:style-name="T14">for D in $(seq 1 $MAXDIM); do</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SUBROUTINE FTI_Protect_Fortran_${T}_D${D}(id_F, ptr,ierr) "</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INTEGER :: id_F,ierr"</text:span></text:p><text:p text:style-name="P17"><text:span text:style-name="T14"><text:tab/></text:span><text:span text:style-name="T14"><text:tab/></text:span><text:span text:style-name="T14"><text:tab/></text:span><text:span text:style-name="T14">echo -n "</text:span><text:span text:style-name="T14"><text:tab/></text:span><text:span text:style-name="T14"><text:tab/></text:span><text:span text:style-name="T14"><text:tab/></text:span><text:span text:style-name="T14">${T} ,DIMENSION("</text:span></text:p><text:p text:style-name="P17"><text:span text:style-name="T14"><text:tab/></text:span><text:span text:style-name="T14"><text:tab/></text:span><text:span text:style-name="T14"><text:tab/></text:span><text:span text:style-name="T14">for P in $(seq 1 ${D});do</text:span></text:p><text:p text:style-name="P17"><text:span text:style-name="T14"><text:tab/></text:span><text:span text:style-name="T14"><text:tab/></text:span><text:span text:style-name="T14"><text:tab/></text:span><text:span text:style-name="T14"><text:tab/></text:span><text:span text:style-name="T14">if [ "${P}" = "1" ]; then </text:span></text:p><text:p text:style-name="P17"><text:span text:style-name="T14"><text:tab/></text:span><text:span text:style-name="T14"><text:tab/></text:span><text:span text:style-name="T14"><text:tab/></text:span><text:span text:style-name="T14"><text:tab/></text:span><text:span text:style-name="T14"><text:tab/></text:span><text:span text:style-name="T14">echo -n ":"</text:span></text:p><text:p text:style-name="P17"><text:span text:style-name="T14"><text:tab/></text:span><text:span text:style-name="T14"><text:tab/></text:span><text:span text:style-name="T14"><text:tab/></text:span><text:span text:style-name="T14"><text:tab/></text:span><text:span text:style-name="T14">else</text:span></text:p><text:p text:style-name="P17"><text:span text:style-name="T14"><text:tab/></text:span><text:span text:style-name="T14"><text:tab/></text:span><text:span text:style-name="T14"><text:tab/></text:span><text:span text:style-name="T14"><text:tab/></text:span><text:span text:style-name="T14"><text:tab/></text:span><text:span text:style-name="T14">echo -n ",:"</text:span></text:p><text:p text:style-name="P17"><text:span text:style-name="T14"><text:tab/></text:span><text:span text:style-name="T14"><text:tab/></text:span><text:span text:style-name="T14"><text:tab/></text:span><text:span text:style-name="T14"><text:tab/></text:span><text:span text:style-name="T14">fi</text:span></text:p><text:p text:style-name="P17"><text:span text:style-name="T14"><text:tab/></text:span><text:span text:style-name="T14"><text:tab/></text:span><text:span text:style-name="T14"><text:tab/></text:span><text:span text:style-name="T14">done</text:span></text:p><text:p text:style-name="P17"><text:span text:style-name="T14"><text:tab/></text:span><text:span text:style-name="T14"><text:tab/></text:span><text:span text:style-name="T14"><text:tab/></text:span><text:span text:style-name="T14">echo ") :: ptr"</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text:tab/></text:span><text:span text:style-name="T14">CALL FTI_Protect(id_F,ptr,sizeof(ptr),ierr)"</text:span></text:p><text:p text:style-name="P17"><text:span text:style-name="T14"><text:tab/></text:span><text:span text:style-name="T14"><text:tab/></text:span><text:span text:style-name="T14"><text:tab/></text:span><text:span text:style-name="T14">echo "</text:span><text:span text:style-name="T14"><text:tab/></text:span><text:span text:style-name="T14"><text:tab/></text:span><text:span text:style-name="T14">END SUBROUTINE FTI_Protect_Fortran_${T}_D${D}"</text:span></text:p><text:p text:style-name="P17"><text:span text:style-name="T14"><text:tab/></text:span><text:span text:style-name="T14"><text:tab/></text:span><text:span text:style-name="T14"><text:tab/></text:span><text:span text:style-name="T14">echo""</text:span></text:p><text:p text:style-name="P17"><text:span text:style-name="T14"><text:tab/></text:span><text:span text:style-name="T14"><text:tab/></text:span><text:span text:style-name="T14">done</text:span></text:p><text:p text:style-name="P17"><text:span text:style-name="T14"><text:tab/></text:span><text:span text:style-name="T14">fi</text:span></text:p><text:p text:style-name="P17"><text:span text:style-name="T14">done</text:span></text:p><text:p text:style-name="P17"><text:span text:style-name="T14"/></text:p><text:p text:style-name="P17"><text:span text:style-name="T14">cat&lt;&lt;CODE3_END</text:span></text:p><text:p text:style-name="P17"><text:span text:style-name="T14"/></text:p><text:p text:style-name="P17"><text:span text:style-name="T14"><text:tab/></text:span><text:span text:style-name="T14">END MODULE fti</text:span></text:p><text:p text:style-name="P17"><text:span text:style-name="T14"/></text:p><text:p text:style-name="P17"><text:span text:style-name="T14">CODE3_END</text:span></text:p></draw:rect><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6) Integration à Gysela5D.</text:p>
      <text:p text:style-name="P1"><text:tab/>La premiere étape etait de savoir à quel endroi du code faut-il initialiser l'FTI. Là ou l'MPI à était initialiser, pour donner le comminicateur MPI à l'FTI, et aprés il faut finaliser l'FTI à la fin du code. </text:p>
      <text:p text:style-name="P1"><text:tab/>Apres cette étape il est necessaire de verifier que Gysela se compile et s'execute correctement, ce qui necesite un changement dans le scripte de soumission et dans le fichiers de parametrage du code pour leurs donner le bon nombre de processus.</text:p>
      <text:p text:style-name="P1"><text:tab/>Ensuite <text:s/>j'ai commencée la recherche des variables qui necessite d'etre enregistrer, savoir ou ils sont declarées, allouées etc. J'ai ajouté une fonction avec tout les FTI_Protect et <text:s/>le FTI_Snapshot. Et de faire les appelles à cette fonction <text:s/>au bon endroit dans le code.</text:p>
      <text:p text:style-name="P1"><text:tab/>Finalement la compilation et l'execution du code avec les modifications apportées, et la verification des resultats (en cours. problème avec les 9eme chiffres apres la vergule). </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VI.Difficulté rencontrés </text:p>
      <text:p text:style-name="P1">VII.Bilan Techniques</text:p>
      <text:p text:style-name="P1">VIII. Conclusion</text:p>
      <text:p text:style-name="P1"/>
      <text:p text:style-name="P1"><text:tab/>Pour clôturer ce mémoire, je finirai par exposer, dans cette partie, les différentes conclusions techniques et personnelles auxquelles j’ai abouti après trois mois de présence au sein de La Maison de la Simulation.</text:p>
      <text:p text:style-name="P1"/>
      <text:p text:style-name="P4">Apport du projet</text:p>
      <text:p text:style-name="P1"/>
      <text:p text:style-name="P1"><text:tab/>A titre de conclusion, il semble très intéressant de mettre en évidence le bénéfice de mon stage et la valeur ajoutée par celui-ci pour le labo. En effet, j’ai pu fournir un nouveaux moyens <text:s/>de restauration dans le code Gysela5D .</text:p>
      <text:p text:style-name="P1"><text:tab/>Un autre intérêt pour ce travail est la possibilité de vérifier les performance de ce cette nouvelle fonctionnalité sur les supers calculateurs.</text:p>
      <text:p text:style-name="P1"/>
      <text:p text:style-name="P4">Bilan de l’activité </text:p>
      <text:p text:style-name="P1"/>
      <text:p text:style-name="P1"><text:tab/>Durant les premières semaines du stage, j’ai tenu à déterminer <text:s/>les différents objectifs auxquelles je dois aboutir à travers les différentes activités de planifications et de gestion de projet. Cette planification m’a permis de faire attention aux jalons qu’il faut respecter au cours des trois mois de stage. Grâce à cette vue globale que j’avais sur les objectifs et sur les dates limites, j’ai pu achever les différentes activités prévue à temps avec de légères différences.</text:p>
      <text:p text:style-name="P1"/>
      <text:p text:style-name="P1"><text:tab/>J’ai pu répondre aux différents besoins exprimés au début du stage en respectant les normes et règles, en mettant en œuvre, une solution qui permet d’assurer une execution sur differentes machines. </text:p>
      <text:p text:style-name="P1"/>
      <text:p text:style-name="P4">Conclusion </text:p>
      <text:p text:style-name="P1"/>
      <text:p text:style-name="P1"><text:tab/>Concernant la globalité de mon stage, je suis très satisfaite du sujet qui m’a été proposé, de mon tuteur de stage, qui m’a proposé de nombreux éléments pour le projet ainsi que l’environnement qui est très intéressant. </text:p>
      <text:p text:style-name="P1"/>
      <text:p text:style-name="P1"><text:soft-page-break/><text:tab/>L’expérience est très valorisante, car elle m’a permis en même temps de découvrir <text:s/>le monde du travail dans un labo à grande échelle, ainsi qu’à découvrir le métier de la simulation, ce domaine passionnant que je ne connaissais pas auparavant. </text:p>
      <text:p text:style-name="P1"/>
      <text:p text:style-name="P1"><text:tab/>A travers le contact avec les différentes personnes travaillant dans le labo, mon observation quotidienne des activités et ma présence dans les réunions, j’été convaincu que le métier d’ingénieur exige de pouvoir lier ses propres compétences à celle possédé par d’autres pour arriver à des résultats satisfaisants.</text:p>
      <text:p text:style-name="P1"/>
      <text:p text:style-name="P1"><text:tab/>Cette période de trois mois bien que m’ayant beaucoup apporté au niveau enrichissement de connaissances techniques (Simulation, programmation parallele, linux, SVN, GIT, Fortran ...), m’a permis de développer une méthodologie rigoureuse et efficace pour mener à bien un projet. D’une part, j’ai bénéficié d’une grande autonomie dans la gestion de mes activités ainsi que d’une grande liberté dans mes méthodes de travail, d’autre part, à travers les collaborations, j’ai pris connaissance de l’importance des relations humaines seules capables de faire avancer les choses.</text:p>
      <text:p text:style-name="P1"/>
      <text:p text:style-name="P1"><text:tab/>Enfin, Je garderais un très bon souvenir de ce séjour à La Maison de la Simulation où chaque personne m’a accordé un peu de son temps et a bien voulu me transmettre une partie de son savoir.</text:p>
      <text:p text:style-name="P1"/>
      <text:p text:style-name="P1">IX.Utilit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IJNHHA+Tahoma" svg:font-family="IJNHHA+Tahoma, Tahoma" style:font-family-generic="swiss"/>
    <style:font-face style:name="Courier 10 Pitch" svg:font-family="'Courier 10 Pitch'" style:font-pitch="fixed"/>
    <style:font-face style:name="Courier 10 Pitch1" svg:font-family="'Courier 10 Pitch'" style:font-pitch="variable"/>
    <style:font-face style:name="Liberation Serif1" svg:font-family="'Liberation Serif'" style:font-pitch="variable"/>
    <style:font-face style:name="Lohit Hindi" svg:font-family="'Lohit Hindi'" style:font-pitch="variable"/>
    <style:font-face style:name="WenQuanYi Micro Hei" svg:font-family="'WenQuanYi Micro Hei'" style:font-pitch="variable"/>
    <style:font-face style:name="Cambria" svg:font-family="Cambri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100%"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ormal" style:family="paragraph">
      <style:paragraph-properties style:text-autospace="none"/>
      <style:text-properties style:use-window-font-color="true" style:font-name="WenQuanYi Micro Hei" fo:font-size="12pt" style:letter-kerning="true" style:font-name-asian="WenQuanYi Micro Hei" style:font-size-asian="12pt" style:font-name-complex="WenQuanYi Micro Hei" style:font-size-complex="12pt"/>
    </style:style>
    <style:style style:name="lyt-aqua_7e_LT_7e_Gliederung_20_1" style:display-name="lyt-aqua~LT~Gliederung 1" style:family="paragraph">
      <style:paragraph-properties fo:margin="100%"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100%"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100%" fo:margin-left="7.2cm" fo:margin-right="0cm" fo:margin-top="0cm" fo:margin-bottom="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100%" fo:margin-left="8.4cm" fo:margin-right="0cm" fo:margin-top="0cm" fo:margin-bottom="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100%" fo:margin-left="9.601cm" fo:margin-right="0cm" fo:margin-top="0cm" fo:margin-bottom="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100%" fo:margin-left="10.8cm" fo:margin-right="0cm" fo:margin-top="0cm" fo:margin-bottom="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100%" fo:margin-left="0cm" fo:margin-right="0cm" fo:margin-top="0cm" fo:margin-bottom="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i </meta:initial-creator>
    <meta:creation-date>2013-08-19T09:21:00</meta:creation-date>
    <dc:date>2013-08-22T11:55:40</dc:date>
    <dc:creator>boui </dc:creator>
    <meta:editing-duration>PT19H16M49S</meta:editing-duration>
    <meta:editing-cycles>65</meta:editing-cycles>
    <meta:generator>LibreOffice/3.5$Linux_X86_64 LibreOffice_project/350m1$Build-2</meta:generator>
    <meta:document-statistic meta:table-count="0" meta:image-count="0" meta:object-count="0" meta:page-count="21" meta:paragraph-count="219" meta:word-count="4525" meta:character-count="29007" meta:non-whitespace-character-count="24521"/>
  </office:meta>
</office:document-meta>
</file>